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09cm" svg:height="2.469cm" svg:x="0.576cm" svg:y="0.78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layer="layout" svg:width="0.424cm" svg:height="0.466cm" svg:x="0.114cm" svg:y="2.8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43cm" svg:height="0.466cm" svg:x="3.595cm" svg:y="2.09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398cm" svg:height="0.466cm" svg:x="0.731cm" svg:y="0.48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" draw:text-style-name="P1" draw:layer="layout" svg:x1="1.197cm" svg:y1="2.631cm" svg:x2="0.578cm" svg:y2="3.251cm">
          <text:p/>
        </draw:line>
        <draw:line draw:style-name="gr3" draw:text-style-name="P1" draw:layer="layout" svg:x1="3.667cm" svg:y1="2.631cm" svg:x2="1.198cm" svg:y2="2.631cm">
          <text:p/>
        </draw:line>
        <draw:line draw:style-name="gr3" draw:text-style-name="P1" draw:layer="layout" svg:x1="1.198cm" svg:y1="0.782cm" svg:x2="1.198cm" svg:y2="2.632cm">
          <text:p/>
        </draw:line>
        <draw:line draw:style-name="gr4" draw:text-style-name="P1" draw:layer="layout" svg:x1="1.198cm" svg:y1="2.631cm" svg:x2="0.274cm" svg:y2="3.556cm">
          <text:p/>
        </draw:line>
        <draw:line draw:style-name="gr4" draw:text-style-name="P1" draw:layer="layout" svg:x1="1.198cm" svg:y1="2.631cm" svg:x2="4.571cm" svg:y2="2.631cm">
          <text:p/>
        </draw:line>
        <draw:line draw:style-name="gr4" draw:text-style-name="P1" draw:layer="layout" svg:x1="1.198cm" svg:y1="2.631cm" svg:x2="1.198cm" svg:y2="0.253cm">
          <text:p/>
        </draw:line>
        <draw:frame draw:style-name="gr2" draw:layer="layout" svg:width="0.531cm" svg:height="0.469cm" svg:x="1.574cm" svg:y="1.6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585cm" svg:height="0.529cm" svg:x="4.709cm" svg:y="2.03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5" draw:text-style-name="P1" draw:layer="layout" svg:x1="3.048cm" svg:y1="3.251cm" svg:x2="3.048cm" svg:y2="1.402cm">
          <text:p/>
        </draw:line>
        <draw:line draw:style-name="gr5" draw:text-style-name="P1" draw:layer="layout" svg:x1="1.198cm" svg:y1="2.631cm" svg:x2="3.048cm" svg:y2="1.402cm">
          <text:p/>
        </draw:line>
        <draw:line draw:style-name="gr5" draw:text-style-name="P1" draw:layer="layout" svg:x1="1.198cm" svg:y1="2.631cm" svg:x2="3.048cm" svg:y2="3.251cm">
          <text:p/>
        </draw:line>
        <draw:frame draw:style-name="gr2" draw:layer="layout" svg:width="2.37cm" svg:height="0.529cm" svg:x="4.742cm" svg:y="0.9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89cm" svg:height="0.469cm" svg:x="2.345cm" svg:y="2.5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6" draw:text-style-name="P1" draw:layer="layout" svg:width="0.274cm" svg:height="0.041cm" draw:transform="rotate (0.1745329251994) translate (0.894cm 2.916cm)">
          <text:p/>
          <draw:enhanced-geometry svg:viewBox="0 0 21600 21600" draw:mirror-vertical="true" draw:type="block-arc" draw:modifiers="-140.406250441786 10490.028900429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0.274cm" svg:height="0.042cm" draw:transform="rotate (-0.523598775599386) translate (1.48cm 2.76cm)">
          <text:p/>
          <draw:enhanced-geometry svg:viewBox="0 0 21600 21600" draw:mirror-vertical="true" draw:type="block-arc" draw:modifiers="-140.406250441786 10490.028900429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" draw:layer="layout" svg:width="0.506cm" svg:height="0.469cm" svg:x="1.036cm" svg:y="2.6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7" draw:text-style-name="P1" draw:layer="layout" svg:x1="1.584cm" svg:y1="2.875cm" svg:x2="1.696cm" svg:y2="2.804cm">
          <text:p/>
        </draw:line>
        <draw:frame draw:style-name="gr2" draw:layer="layout" svg:width="0.421cm" svg:height="0.469cm" svg:x="0.833cm" svg:y="2.20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93cm" svg:height="0.469cm" svg:x="2.692cm" svg:y="0.95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4.292cm" svg:height="0.482cm" svg:x="4.439cm" svg:y="0.35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.561cm" svg:height="0.529cm" svg:x="4.819cm" svg:y="1.401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5-03T14:21:18</dc:date>
    <dc:creator>khalid khan</dc:creator>
    <meta:editing-duration>PT00H32M23S</meta:editing-duration>
    <meta:editing-cycles>3</meta:editing-cycles>
    <meta:generator>OpenOffice.org/3.1$Linux OpenOffice.org_project/310m19$Build-9420</meta:generator>
    <meta:document-statistic meta:object-count="2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i>A</math:mi>
      </math:mrow>
    </math:mstyle>
    <math:annotation math:encoding="StarMath 5.0">bold A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i>y</math:mi>
    <math:annotation math:encoding="StarMath 5.0">y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z</math:mi>
    <math:annotation math:encoding="StarMath 5.0">z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o math:stretchy="false">ρ</math:mo>
          </math:mrow>
        </math:mstyle>
        <math:mo math:stretchy="false">=</math:mo>
        <math:mo math:stretchy="false">ρ</math:mo>
      </math:mrow>
      <math:mstyle math:fontweight="bold">
        <math:mrow>
          <math:mover math:accent="true">
            <math:msub>
              <math:mi>a</math:mi>
              <math:mo math:stretchy="false">ρ</math:mo>
            </math:msub>
            <math:mo math:stretchy="false">ˆ</math:mo>
          </math:mover>
        </math:mrow>
      </math:mstyle>
    </math:mrow>
    <math:annotation math:encoding="StarMath 5.0">bold %rho = %rho bold hat{a_{%rho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A</math:mi>
          </math:mrow>
        </math:mstyle>
        <math:mo math:stretchy="false">=</math:mo>
        <math:mo math:stretchy="false">ρ</math:mo>
      </math:mrow>
      <math:mrow>
        <math:mstyle math:fontweight="bold">
          <math:mrow>
            <math:mover math:accent="true">
              <math:msub>
                <math:mi>a</math:mi>
                <math:mo math:stretchy="false">ρ</math:mo>
              </math:msub>
              <math:mo math:stretchy="false">ˆ</math:mo>
            </math:mover>
          </math:mrow>
        </math:mstyle>
        <math:mo math:stretchy="false">+</math:mo>
        <math:mi>z</math:mi>
      </math:mrow>
      <math:mstyle math:fontweight="bold">
        <math:mrow>
          <math:mover math:accent="true">
            <math:msub>
              <math:mi>a</math:mi>
              <math:mi>z</math:mi>
            </math:msub>
            <math:mo math:stretchy="false">ˆ</math:mo>
          </math:mover>
        </math:mrow>
      </math:mstyle>
    </math:mrow>
    <math:annotation math:encoding="StarMath 5.0">bold A = %rho bold hat{a_{%rho}}+ z bold hat {a_z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A</math:mi>
          </math:mrow>
        </math:mstyle>
        <math:mo math:stretchy="false">=</math:mo>
        <math:mrow>
          <math:mstyle math:fontweight="bold">
            <math:mrow>
              <math:mo math:stretchy="false">ρ</math:mo>
            </math:mrow>
          </math:mstyle>
          <math:mo math:stretchy="false">+</math:mo>
          <math:msub>
            <math:mi>A</math:mi>
            <math:mi>z</math:mi>
          </math:msub>
        </math:mrow>
      </math:mrow>
      <math:mstyle math:fontweight="bold">
        <math:mrow>
          <math:mover math:accent="true">
            <math:msub>
              <math:mi>a</math:mi>
              <math:mi>z</math:mi>
            </math:msub>
            <math:mo math:stretchy="false">ˆ</math:mo>
          </math:mover>
        </math:mrow>
      </math:mstyle>
    </math:mrow>
    <math:annotation math:encoding="StarMath 5.0">bold A = bold %rho+ A_z bold hat {a_z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 math:stretchy="false">φ</math:mo>
    <math:annotation math:encoding="StarMath 5.0">%ph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n>0</math:mn>
    <math:annotation math:encoding="StarMath 5.0">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 math:stretchy="false">ρ</math:mo>
      </math:mrow>
    </math:mstyle>
    <math:annotation math:encoding="StarMath 5.0">bold %rho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x</math:mi>
            <math:mi>,</math:mi>
            <math:mi>y</math:mi>
            <math:mi>,</math:mi>
            <math:mi>z</math:mi>
          </math:mrow>
          <math:mo math:stretchy="false">)</math:mo>
        </math:mrow>
        <math:mo math:stretchy="false">=</math:mo>
        <math:mi>P</math:mi>
      </math:mrow>
      <math:mrow>
        <math:mo math:stretchy="false">(</math:mo>
        <math:mrow>
          <math:mo math:stretchy="false">ρ</math:mo>
          <math:mi>,</math:mi>
          <math:mo math:stretchy="false">φ</math:mo>
          <math:mi>,</math:mi>
          <math:mi>z</math:mi>
        </math:mrow>
        <math:mo math:stretchy="false">)</math:mo>
      </math:mrow>
    </math:mrow>
    <math:annotation math:encoding="StarMath 5.0">P(x , y, z)=P(%rho, %phi, z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x</math:mi>
    <math:annotation math:encoding="StarMath 5.0">x</math:annotation>
  </math:semantics>
</math:math>
</file>